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 style:list-style-name="L2">
      <style:text-properties fo:font-size="16pt" fo:language="zxx" fo:country="none" officeooo:rsid="0018187a" officeooo:paragraph-rsid="0018187a" style:font-size-asian="14pt" style:language-asian="zxx" style:country-asian="none" style:font-size-complex="16pt" style:language-complex="zxx" style:country-complex="none"/>
    </style:style>
    <style:style style:name="P2" style:family="paragraph" style:parent-style-name="Standard" style:list-style-name="L2">
      <style:text-properties fo:font-size="16pt" fo:language="zxx" fo:country="none" officeooo:rsid="00182b4a" officeooo:paragraph-rsid="001e4fd3" style:font-size-asian="14pt" style:language-asian="zxx" style:country-asian="none" style:font-size-complex="16pt" style:language-complex="zxx" style:country-complex="none"/>
    </style:style>
    <style:style style:name="P3" style:family="paragraph" style:parent-style-name="Standard">
      <style:text-properties fo:font-size="16pt" fo:language="zxx" fo:country="none" officeooo:rsid="00182b4a" officeooo:paragraph-rsid="001e4fd3" style:font-size-asian="14pt" style:language-asian="zxx" style:country-asian="none" style:font-size-complex="16pt" style:language-complex="zxx" style:country-complex="none"/>
    </style:style>
    <style:style style:name="P4" style:family="paragraph" style:parent-style-name="Standard" style:list-style-name="L2">
      <style:text-properties fo:font-size="16pt" fo:language="zxx" fo:country="none" officeooo:rsid="001bb226" officeooo:paragraph-rsid="001bb226" style:font-size-asian="14pt" style:language-asian="zxx" style:country-asian="none" style:font-size-complex="16pt" style:language-complex="zxx" style:country-complex="none"/>
    </style:style>
    <style:style style:name="P5" style:family="paragraph" style:parent-style-name="Standard" style:list-style-name="L2">
      <style:text-properties fo:font-size="16pt" fo:language="zxx" fo:country="none" officeooo:rsid="001c7a17" officeooo:paragraph-rsid="001c7a17" style:font-size-asian="14pt" style:language-asian="zxx" style:country-asian="none" style:font-size-complex="16pt" style:language-complex="zxx" style:country-complex="none"/>
    </style:style>
    <style:style style:name="P6" style:family="paragraph" style:parent-style-name="Standard">
      <style:text-properties fo:font-size="16pt" fo:language="zxx" fo:country="none" officeooo:rsid="001c7a17" officeooo:paragraph-rsid="001c7a17" style:font-size-asian="14pt" style:language-asian="zxx" style:country-asian="none" style:font-size-complex="16pt" style:language-complex="zxx" style:country-complex="none"/>
    </style:style>
    <style:style style:name="P7" style:family="paragraph" style:parent-style-name="Standard">
      <style:text-properties fo:font-size="16pt" fo:language="zxx" fo:country="none" officeooo:rsid="00229393" officeooo:paragraph-rsid="00229393" style:font-size-asian="14pt" style:language-asian="zxx" style:country-asian="none" style:font-size-complex="16pt" style:language-complex="zxx" style:country-complex="none"/>
    </style:style>
    <style:style style:name="P8" style:family="paragraph" style:parent-style-name="Standard" style:list-style-name="L2">
      <style:text-properties fo:font-size="16pt" fo:language="zxx" fo:country="none" officeooo:rsid="0022c550" officeooo:paragraph-rsid="0022c550" style:font-size-asian="14pt" style:language-asian="zxx" style:country-asian="none" style:font-size-complex="16pt" style:language-complex="zxx" style:country-complex="none"/>
    </style:style>
    <style:style style:name="P9" style:family="paragraph" style:parent-style-name="Standard" style:list-style-name="L2">
      <style:text-properties fo:font-size="16pt" fo:language="zxx" fo:country="none" officeooo:rsid="0022ef48" officeooo:paragraph-rsid="0022ef48" style:font-size-asian="14pt" style:language-asian="zxx" style:country-asian="none" style:font-size-complex="16pt" style:language-complex="zxx" style:country-complex="none"/>
    </style:style>
    <style:style style:name="P10" style:family="paragraph" style:parent-style-name="Standard">
      <style:text-properties fo:font-size="16pt" fo:language="zxx" fo:country="none" fo:font-weight="bold" officeooo:rsid="0017b20a" officeooo:paragraph-rsid="0017b20a" style:font-size-asian="14pt" style:language-asian="zxx" style:country-asian="none" style:font-weight-asian="bold" style:font-size-complex="16pt" style:language-complex="zxx" style:country-complex="none" style:font-weight-complex="bold"/>
    </style:style>
    <style:style style:name="P11" style:family="paragraph" style:parent-style-name="Standard">
      <style:text-properties fo:font-size="16pt" fo:language="zxx" fo:country="none" fo:font-weight="bold" officeooo:rsid="001e4fd3" officeooo:paragraph-rsid="001e4fd3" style:font-size-asian="14pt" style:language-asian="zxx" style:country-asian="none" style:font-weight-asian="bold" style:font-size-complex="16pt" style:language-complex="zxx" style:country-complex="none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size="20pt" fo:language="zxx" fo:country="none" fo:font-weight="bold" officeooo:rsid="0017b20a" officeooo:paragraph-rsid="0017b20a" style:font-size-asian="20pt" style:language-asian="zxx" style:country-asian="none" style:font-weight-asian="bold" style:font-size-complex="20pt" style:language-complex="zxx" style:country-complex="none" style:font-weight-complex="bold"/>
    </style:style>
    <style:style style:name="T1" style:family="text">
      <style:text-properties officeooo:rsid="001a1612"/>
    </style:style>
    <style:style style:name="T2" style:family="text">
      <style:text-properties officeooo:rsid="001ae19c"/>
    </style:style>
    <style:style style:name="T3" style:family="text">
      <style:text-properties officeooo:rsid="0020e43b"/>
    </style:style>
    <style:style style:name="T4" style:family="text">
      <style:text-properties officeooo:rsid="0022ef48"/>
    </style:style>
    <style:style style:name="T5" style:family="text">
      <style:text-properties officeooo:rsid="00233d02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Project</text:p>
      <text:p text:style-name="P10">Modello MVC:</text:p>
      <text:list text:style-name="L2">
        <text:list-item>
          <text:p text:style-name="P1">Il package Control contiene le varie servlet usate ed è nella cartella 'src'.</text:p>
        </text:list-item>
        <text:list-item>
          <text:p text:style-name="P1">Il package Model contiene bean/DAO ed il carrello ed è nella cartella 'src'.</text:p>
        </text:list-item>
        <text:list-item>
          <text:p text:style-name="P2">Le pagine JSP che formano il View sono nella cartella 'pages', contenuta in 'WebContent': al suo interno troviamo le jsp visibili ad un utente comune ed una cartella 'A-pages' che contiene quelle per l'admin.</text:p>
        </text:list-item>
      </text:list>
      <text:p text:style-name="P6"/>
      <text:p text:style-name="P11">Gestione errori <text:span text:style-name="T4">e sicurezza</text:span>:</text:p>
      <text:list text:continue-numbering="true" text:style-name="L2">
        <text:list-item>
          <text:p text:style-name="P2"><text:span text:style-name="T1">È stata prevista una pagina di errore che legge lo status code e mostra un messaggio </text:span><text:span text:style-name="T3">adeguato</text:span><text:span text:style-name="T1">: sono trattati nello specifico i codici 401, 404 e 500, mentre per gli altri vi è un generico messaggio di errore (anche i codici 403 e 503 erano previsti, ma sono stati tolti; </text:span><text:span text:style-name="T3">valutare reinserimento e/o incapsulamento</text:span><text:span text:style-name="T1">) </text:span><text:span text:style-name="T2">[23/06: Revisione richiesta]</text:span><text:span text:style-name="T1">.</text:span></text:p>
        </text:list-item>
        <text:list-item>
          <text:p text:style-name="P8">Viene chiesto semplicemente di "usare i filtri", senza specificare cosa debbano fare esattamente. In 'control' vi sono sia 'UserSessionFilter' per la sessione utente (?) che 'SecurityHeadersFilter' per gli header di sicurezza.</text:p>
        </text:list-item>
        <text:list-item>
          <text:p text:style-name="P9">Siamo protetti da SQLInjection, vero?</text:p>
        </text:list-item>
      </text:list>
      <text:p text:style-name="P3"/>
      <text:p text:style-name="P7">Generico:</text:p>
      <text:list text:continue-numbering="true" text:style-name="L2">
        <text:list-item>
          <text:p text:style-name="P4">Fragments per header e footer sono rispettivamente 'generic_header' e 'generic_footer' e si trovano in 'pages'. Non sono sicuro del menù.</text:p>
        </text:list-item>
        <text:list-item>
          <text:p text:style-name="P5">All'utente viene data la conferma della registrazione, come vediamo in 'RegistrationControl', ma non mi sembra sia lo stesso per quando aggiunge un prodotto al suo carrello. <text:span text:style-name="T5">Non lo chiede, ma aggiungerei un messaggio anche per quando rimuove gli oggetti dal carrello; non credo ne servano altri</text:span>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23T15:24:16.487000000</meta:creation-date>
    <dc:date>2024-06-23T16:47:36.982000000</dc:date>
    <meta:editing-duration>PT1H23M12S</meta:editing-duration>
    <meta:editing-cycles>15</meta:editing-cycles>
    <meta:generator>LibreOffice/24.2.1.2$Windows_X86_64 LibreOffice_project/db4def46b0453cc22e2d0305797cf981b68ef5ac</meta:generator>
    <meta:document-statistic meta:table-count="0" meta:image-count="0" meta:object-count="0" meta:page-count="1" meta:paragraph-count="12" meta:word-count="235" meta:character-count="1463" meta:non-whitespace-character-count="1248"/>
  </office:meta>
</office:document-meta>
</file>